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080000000894642C6FA7144733.png" manifest:media-type="image/png"/>
  <manifest:file-entry manifest:full-path="Pictures/100000000000000800000008028815B648AB1B51.png" manifest:media-type="image/png"/>
  <manifest:file-entry manifest:full-path="Pictures/1000000000000008000000086C1D90A1D1A8A0EF.png" manifest:media-type="image/png"/>
  <manifest:file-entry manifest:full-path="Pictures/1000000000000008000000089681EFD5470BF2DC.png" manifest:media-type="image/png"/>
  <manifest:file-entry manifest:full-path="Pictures/100000000000000800000008930D84EB171824BB.png" manifest:media-type="image/png"/>
  <manifest:file-entry manifest:full-path="Pictures/100000000000000800000008DFA4F9503844FA69.png" manifest:media-type="image/png"/>
  <manifest:file-entry manifest:full-path="Pictures/100000000000000800000008F6FB2A5CBF59EE3B.png" manifest:media-type="image/png"/>
  <manifest:file-entry manifest:full-path="Pictures/10000000000000080000000853F6C41F1673997D.png" manifest:media-type="image/png"/>
  <manifest:file-entry manifest:full-path="Pictures/1000000000000008000000081CA6A31D83663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bitmap" draw:fill-image-name="Cross" draw:textarea-horizontal-align="justify" draw:textarea-vertical-align="middle" draw:auto-grow-height="false" fo:min-height="5.274cm" fo:min-width="6.865cm"/>
    </style:style>
    <style:style style:name="gr2" style:family="graphic" style:parent-style-name="standard">
      <style:graphic-properties svg:stroke-color="#000000" draw:fill="bitmap" draw:fill-image-name="Bitmap_20_1" draw:textarea-horizontal-align="justify" draw:textarea-vertical-align="middle" draw:auto-grow-height="false" fo:min-height="8.957cm" fo:min-width="5.116cm"/>
    </style:style>
    <style:style style:name="gr3" style:family="graphic" style:parent-style-name="standard">
      <style:graphic-properties svg:stroke-color="#000000" draw:fill="bitmap" draw:fill-image-name="_31_0_20_Percent" draw:textarea-horizontal-align="justify" draw:textarea-vertical-align="middle" draw:auto-grow-height="false" fo:min-height="7.116cm" fo:min-width="3.184cm"/>
    </style:style>
    <style:style style:name="gr4" style:family="graphic" style:parent-style-name="standard">
      <style:graphic-properties svg:stroke-color="#000000" draw:fill="bitmap" draw:fill-color="#add58a" draw:fill-image-name="Solid_20_Diamond" draw:textarea-horizontal-align="justify" draw:textarea-vertical-align="middle" draw:auto-grow-height="false" fo:min-height="3.433cm" fo:min-width="3.181cm"/>
    </style:style>
    <style:style style:name="gr5" style:family="graphic" style:parent-style-name="standard">
      <style:graphic-properties svg:stroke-color="#000000" draw:fill="bitmap" draw:fill-image-name="Vertical" draw:textarea-horizontal-align="justify" draw:textarea-vertical-align="middle" draw:auto-grow-height="false" fo:min-height="1.591cm" fo:min-width="3.275cm"/>
    </style:style>
    <style:style style:name="gr6" style:family="graphic" style:parent-style-name="standard">
      <style:graphic-properties svg:stroke-color="#000000" draw:fill="bitmap" draw:fill-image-name="Bitmap_20_2" draw:textarea-horizontal-align="justify" draw:textarea-vertical-align="middle" draw:auto-grow-height="false" fo:min-height="5.274cm" fo:min-width="1.433cm"/>
    </style:style>
    <style:style style:name="gr7" style:family="graphic" style:parent-style-name="objectwithoutfill">
      <style:graphic-properties draw:fill="bitmap" draw:fill-image-name="Downward_20_Diagonal" draw:textarea-horizontal-align="center" draw:textarea-vertical-align="middle"/>
    </style:style>
    <style:style style:name="gr8" style:family="graphic" style:parent-style-name="standard">
      <style:graphic-properties svg:stroke-color="#000000" draw:fill="bitmap" draw:fill-image-name="Large_20_Confetti" draw:textarea-horizontal-align="justify" draw:textarea-vertical-align="middle" draw:auto-grow-height="false" fo:min-height="5.75cm" fo:min-width="3.5cm"/>
    </style:style>
    <style:style style:name="gr9" style:family="graphic" style:parent-style-name="standard">
      <style:graphic-properties svg:stroke-color="#000000" draw:fill="bitmap" draw:fill-image-name="Bitmap_20_3" draw:textarea-horizontal-align="justify" draw:textarea-vertical-align="middle" draw:auto-grow-height="false" fo:min-height="5.75cm" fo:min-width="3.5cm"/>
    </style:style>
    <style:style style:name="gr10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564cm" fo:min-width="0cm"/>
    </style:style>
    <style:style style:name="gr11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566cm" fo:min-width="0cm"/>
    </style:style>
    <style:style style:name="gr12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565cm" fo:min-width="0cm"/>
    </style:style>
    <style:style style:name="gr13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567cm" fo:min-width="0cm"/>
    </style:style>
    <style:style style:name="co1" style:family="table-column">
      <style:table-column-properties style:column-width="3.709cm" style:use-optimal-column-width="false"/>
    </style:style>
    <style:style style:name="co2" style:family="table-column">
      <style:table-column-properties style:column-width="1.855cm" style:use-optimal-column-width="false"/>
    </style:style>
    <style:style style:name="co3" style:family="table-column">
      <style:table-column-properties style:column-width="1.852cm" style:use-optimal-column-width="false"/>
    </style:style>
    <style:style style:name="ro1" style:family="table-row">
      <style:table-row-properties style:row-height="1.841cm"/>
    </style:style>
    <style:style style:name="ro2" style:family="table-row">
      <style:table-row-properties style:row-height="3.681cm"/>
    </style:style>
    <style:style style:name="ro3" style:family="table-row">
      <style:table-row-properties style:row-height="5.527cm"/>
    </style:style>
    <style:style style:name="ce1" style:family="table-cell">
      <loext:graphic-properties draw:fill-color="#1c052e"/>
    </style:style>
    <style:style style:name="ce2" style:family="table-cell">
      <loext:graphic-properties draw:fill-color="#009353"/>
    </style:style>
    <style:style style:name="ce3" style:family="table-cell">
      <loext:graphic-properties draw:fill-color="#00b6bd"/>
    </style:style>
    <style:style style:name="ce4" style:family="table-cell">
      <loext:graphic-properties draw:fill-color="#0066b3"/>
    </style:style>
    <style:style style:name="ce5" style:family="table-cell">
      <loext:graphic-properties draw:fill-color="#fff200"/>
    </style:style>
    <style:style style:name="ce6" style:family="table-cell">
      <loext:graphic-properties draw:fill-color="#00a65d"/>
    </style:style>
    <style:style style:name="ce7" style:family="table-cell">
      <loext:graphic-properties draw:fill-color="#8f187c"/>
    </style:style>
    <style:style style:name="ce8" style:family="table-cell">
      <loext:graphic-properties draw:fill-color="#ed1c24"/>
    </style:style>
    <style:style style:name="P1" style:family="paragraph">
      <loext:graphic-properties draw:fill="bitmap" draw:fill-image-name="Cross"/>
      <style:paragraph-properties fo:text-align="center"/>
    </style:style>
    <style:style style:name="P2" style:family="paragraph">
      <loext:graphic-properties draw:fill="bitmap" draw:fill-image-name="Bitmap_20_1"/>
      <style:paragraph-properties fo:text-align="center"/>
    </style:style>
    <style:style style:name="P3" style:family="paragraph">
      <loext:graphic-properties draw:fill="bitmap" draw:fill-image-name="_31_0_20_Percent"/>
      <style:paragraph-properties fo:text-align="center"/>
    </style:style>
    <style:style style:name="P4" style:family="paragraph">
      <loext:graphic-properties draw:fill="bitmap" draw:fill-color="#add58a" draw:fill-image-name="Solid_20_Diamond"/>
      <style:paragraph-properties fo:text-align="center"/>
    </style:style>
    <style:style style:name="P5" style:family="paragraph">
      <loext:graphic-properties draw:fill="bitmap" draw:fill-image-name="Vertical"/>
      <style:paragraph-properties fo:text-align="center"/>
      <style:text-properties fo:font-weight="bold"/>
    </style:style>
    <style:style style:name="P6" style:family="paragraph">
      <loext:graphic-properties draw:fill="bitmap" draw:fill-image-name="Bitmap_20_2"/>
      <style:paragraph-properties fo:text-align="center"/>
      <style:text-properties fo:font-weight="bold"/>
    </style:style>
    <style:style style:name="P7" style:family="paragraph">
      <loext:graphic-properties draw:fill="bitmap" draw:fill-image-name="Downward_20_Diagonal"/>
      <style:paragraph-properties fo:text-align="center"/>
    </style:style>
    <style:style style:name="P8" style:family="paragraph">
      <loext:graphic-properties draw:fill="bitmap" draw:fill-image-name="Large_20_Confetti"/>
      <style:paragraph-properties fo:text-align="center"/>
    </style:style>
    <style:style style:name="P9" style:family="paragraph">
      <loext:graphic-properties draw:fill="bitmap" draw:fill-image-name="Bitmap_20_3"/>
      <style:paragraph-properties fo:text-align="center"/>
    </style:style>
    <style:style style:name="P10" style:family="paragraph">
      <loext:graphic-properties draw:fill="solid" draw:fill-color="#ed1c24"/>
      <style:paragraph-properties fo:text-align="center"/>
    </style:style>
    <style:style style:name="P11" style:family="paragraph">
      <loext:graphic-properties draw:fill="solid" draw:fill-color="#ed1c24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Standard">
        <draw:frame draw:style-name="standard" draw:layer="layout" svg:width="12.98cm" svg:height="16.571cm" svg:x="2.7cm" svg:y="7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3"/>
              <table:covered-table-cell/>
              <table:covered-table-cell/>
              <table:table-cell table:style-name="ce2" table:number-columns-spanned="2" table:number-rows-spanned="3"/>
              <table:covered-table-cell table:style-name="ce2"/>
              <table:table-cell table:style-name="ce3" table:number-rows-spanned="3"/>
            </table:table-row>
            <table:table-row table:style-name="ro1" table:default-cell-style-name="ce2">
              <table:table-cell table:style-name="gray2" table:number-rows-spanned="3"/>
              <table:table-cell table:style-name="gray2"/>
              <table:table-cell table:style-name="ce1"/>
              <table:covered-table-cell/>
              <table:covered-table-cell/>
              <table:covered-table-cell table:style-name="ce3"/>
            </table:table-row>
            <table:table-row table:style-name="ro1" table:default-cell-style-name="ce2">
              <table:covered-table-cell table:style-name="gray1"/>
              <table:table-cell table:style-name="ce4" table:number-columns-spanned="2" table:number-rows-spanned="3"/>
              <table:covered-table-cell table:style-name="ce4"/>
              <table:covered-table-cell/>
              <table:covered-table-cell/>
              <table:covered-table-cell table:style-name="ce3"/>
            </table:table-row>
            <table:table-row table:style-name="ro1" table:default-cell-style-name="ce4">
              <table:covered-table-cell table:style-name="gray2"/>
              <table:covered-table-cell/>
              <table:covered-table-cell/>
              <table:table-cell table:style-name="ce2"/>
              <table:table-cell table:style-name="ce5" table:number-columns-spanned="2"/>
              <table:covered-table-cell table:style-name="ce5"/>
            </table:table-row>
            <table:table-row table:style-name="ro2" table:default-cell-style-name="ce7">
              <table:table-cell table:style-name="ce6"/>
              <table:covered-table-cell table:style-name="ce4"/>
              <table:covered-table-cell table:style-name="ce4"/>
              <table:table-cell table:number-columns-spanned="3" table:number-rows-spanned="2"/>
              <table:covered-table-cell/>
              <table:covered-table-cell/>
            </table:table-row>
            <table:table-row table:style-name="ro3" table:default-cell-style-name="ce7">
              <table:table-cell table:style-name="ce8" table:number-columns-spanned="3"/>
              <table:covered-table-cell table:style-name="ce8"/>
              <table:covered-table-cell table:style-name="ce8"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7.365cm" svg:height="5.524cm" svg:x="2.719cm" svg:y="18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616cm" svg:height="9.207cm" svg:x="10.084cm" svg:y="14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684cm" svg:height="7.366cm" svg:x="6.4cm" svg:y="10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681cm" svg:height="3.683cm" svg:x="2.719cm" svg:y="14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775cm" svg:height="1.841cm" svg:x="11.925cm" svg:y="12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933cm" svg:height="5.524cm" svg:x="13.767cm" svg:y="7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" draw:text-style-name="P7" draw:layer="layout" svg:width="7.364cm" svg:height="3.682cm" svg:x="2.718cm" svg:y="7.228cm" svg:viewBox="0 0 7365 3683" draw:points="0,1841 0,0 7365,0 7365,1841 7365,3683 5456,3683 5456,1841">
          <text:p/>
        </draw:polygon>
        <draw:polygon draw:style-name="gr8" draw:text-style-name="P8" draw:layer="layout" svg:width="3.682cm" svg:height="7.365cm" svg:x="10.084cm" svg:y="7.228cm" svg:viewBox="0 0 3683 7366" draw:points="0,0 3683,0 3683,5524 1841,5524 1841,7366 0,7366 0,5524">
          <text:p/>
        </draw:polygon>
        <draw:polygon draw:style-name="gr9" draw:text-style-name="P9" draw:layer="layout" svg:width="5.431cm" svg:height="5.523cm" svg:x="2.718cm" svg:y="9.069cm" svg:viewBox="0 0 5432 5524" draw:points="0,5524 0,0 3591,0 3683,0 5432,0 5432,1841 3683,1841 3683,5524">
          <text:p/>
        </draw:polygon>
        <draw:custom-shape draw:style-name="gr10" draw:text-style-name="P10" draw:layer="layout" svg:width="0.55cm" svg:height="0.92cm" svg:x="3.088cm" svg:y="9.438cm">
          <text:p/>
          <draw:enhanced-geometry svg:viewBox="0 0 21600 21600" draw:mirror-horizontal="false" draw:mirror-vertical="false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0.553cm" svg:height="0.922cm" svg:x="6.77cm" svg:y="11.095cm">
          <text:p/>
          <draw:enhanced-geometry svg:viewBox="0 0 21600 21600" draw:mirror-horizontal="false" draw:mirror-vertical="false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0" draw:layer="layout" svg:width="0.552cm" svg:height="0.921cm" svg:x="10.453cm" svg:y="14.962cm">
          <text:p/>
          <draw:enhanced-geometry svg:viewBox="0 0 21600 21600" draw:mirror-horizontal="false" draw:mirror-vertical="false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draw:layer="layout" svg:width="0.552cm" svg:height="0.921cm" svg:x="12.203cm" svg:y="13.029cm">
          <text:p/>
          <draw:enhanced-geometry svg:viewBox="0 0 21600 21600" draw:mirror-horizontal="false" draw:mirror-vertical="false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552cm" svg:height="0.92cm" svg:x="10.453cm" svg:y="7.597cm">
          <text:p/>
          <draw:enhanced-geometry svg:viewBox="0 0 21600 21600" draw:mirror-horizontal="false" draw:mirror-vertical="false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1" draw:layer="layout" svg:width="0.553cm" svg:height="0.92cm" svg:x="14.412cm" svg:y="7.505cm">
          <text:p/>
          <draw:enhanced-geometry svg:viewBox="0 0 21600 21600" draw:mirror-horizontal="false" draw:mirror-vertical="false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0" draw:layer="layout" svg:width="0.552cm" svg:height="0.923cm" svg:x="3.18cm" svg:y="14.869cm">
          <text:p/>
          <draw:enhanced-geometry svg:viewBox="0 0 21600 21600" draw:mirror-horizontal="false" draw:mirror-vertical="false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552cm" svg:height="0.92cm" svg:x="3.18cm" svg:y="18.553cm">
          <text:p/>
          <draw:enhanced-geometry svg:viewBox="0 0 21600 21600" draw:mirror-horizontal="false" draw:mirror-vertical="false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0.552cm" svg:height="0.922cm" svg:x="3.181cm" svg:y="7.597cm">
          <text:p/>
          <draw:enhanced-geometry svg:viewBox="0 0 21600 21600" draw:mirror-horizontal="false" draw:mirror-vertical="false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_31_0_20_Percent" draw:display-name="10 Percent" xlink:href="Pictures/1000000000000008000000089681EFD5470BF2DC.png" xlink:type="simple" xlink:show="embed" xlink:actuate="onLoad"/>
    <draw:fill-image draw:name="Bitmap_20_1" draw:display-name="Bitmap 1" xlink:href="Pictures/100000000000000800000008DFA4F9503844FA69.png" xlink:type="simple" xlink:show="embed" xlink:actuate="onLoad"/>
    <draw:fill-image draw:name="Bitmap_20_2" draw:display-name="Bitmap 2" xlink:href="Pictures/100000000000000800000008930D84EB171824BB.png" xlink:type="simple" xlink:show="embed" xlink:actuate="onLoad"/>
    <draw:fill-image draw:name="Bitmap_20_3" draw:display-name="Bitmap 3" xlink:href="Pictures/100000000000000800000008F6FB2A5CBF59EE3B.png" xlink:type="simple" xlink:show="embed" xlink:actuate="onLoad"/>
    <draw:fill-image draw:name="Cross" xlink:href="Pictures/10000000000000080000000853F6C41F1673997D.png" xlink:type="simple" xlink:show="embed" xlink:actuate="onLoad"/>
    <draw:fill-image draw:name="Downward_20_Diagonal" draw:display-name="Downward Diagonal" xlink:href="Pictures/1000000000000008000000081CA6A31D8366308B.png" xlink:type="simple" xlink:show="embed" xlink:actuate="onLoad"/>
    <draw:fill-image draw:name="Large_20_Confetti" draw:display-name="Large Confetti" xlink:href="Pictures/1000000000000008000000086C1D90A1D1A8A0EF.pn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Vertical" xlink:href="Pictures/10000000000000080000000894642C6FA714473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7:18:54.090882236</meta:creation-date>
    <dc:date>2019-03-12T08:39:10.590503944</dc:date>
    <meta:editing-duration>PT42M35S</meta:editing-duration>
    <meta:editing-cycles>4</meta:editing-cycles>
    <meta:generator>LibreOffice/6.0.7.3$Linux_X86_64 LibreOffice_project/00m0$Build-3</meta:generator>
    <meta:document-statistic meta:object-count="19"/>
  </office:meta>
</office:document-meta>
</file>